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800000" fo:font-size="13pt" style:text-underline-style="none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color="#0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çais :</text:p>
      <text:p text:style-name="P1"/>
      <text:p text:style-name="P2"><text:tab/><text:tab/><text:tab/><text:tab/><text:tab/><text:span text:style-name="T1">DANS MA MAISON</text:span></text:p>
      <text:p text:style-name="P7"/>
      <text:p text:style-name="P4">I – Histoire de l'habitat</text:p>
      <text:p text:style-name="P4"/>
      <text:list xml:id="list5749730980123923954" text:style-name="L1">
        <text:list-item>
          <text:p text:style-name="P9">Son évolution</text:p>
        </text:list-item>
      </text:list>
      <text:p text:style-name="P3"/>
      <text:p text:style-name="P3"><text:tab/><text:span text:style-name="T2">À l'origine la maison est un lieu où l'on séjourne temporairement. Le terme <text:tab/>vient du latin « Mansio », qui signifie là où l'on passe, où l'on s'installe <text:tab/>provisoirement. Pour confirmer cela il existe des lieux collectifs et partagés <text:tab/>qui montrent une installation temporaire. C'est le cas de la maison des jeunes, <text:tab/>maison de convalescence, maison d'arrêt...</text:span></text:p>
      <text:p text:style-name="P6"><text:tab/>Les 1ers hommes étaient des chasseurs cueilleurs, étaient nomades et leur <text:tab/>habitat était mobile. Ils construisaient des cabanes rondes car c'est la forme de <text:tab/>la nature en branchages, peau de bêtes... qu'ils installaient à l'entrée des <text:tab/>grottes. À partir du Néolithique, les hommes se sédentarisent, ils créent <text:tab/>l'agriculture et l'élevage. Les 1ères villes apparaissent au Moyen Orient en <text:tab/>Mésopotamie entre le Tigre et l'Euphrate. Les maisons sont carrés ou <text:tab/>rectangulaires et les maisons des plus riches possèdent déjà un système d'eau <text:tab/>courante. Villes continuent de se développer avec Égyptiens, Grecques et <text:tab/>Romaines qui succèdent au mésopotamiens.</text:p>
      <text:p text:style-name="P6"><text:tab/>Ex : maison Romaine → Domus (maison des riches romains)</text:p>
      <text:p text:style-name="P6"><text:tab/> <text:s text:c="6"/><text:tab/><text:tab/><text:tab/><text:tab/>Insulae, construite en torchis (maison des gens <text:tab/><text:tab/><text:tab/><text:tab/><text:tab/><text:tab/>modestes)</text:p>
      <text:p text:style-name="P6"><text:tab/>Gaulois vivaient d'abord dans des huttes puis on fait des maisons carrés avec <text:tab/>juste une porte.</text:p>
      <text:p text:style-name="P6"/>
      <text:p text:style-name="P6"><text:tab/>À l'Antiquité succède le Moyen Âge, pendant cette période les maisons ont <text:tab/>dites « pour rien ». Les châteaux forts sont aussi en bois au début mais quand <text:tab/>même défensifs, puis ensuite en pierre. Les habitants construiront leurs <text:tab/>maisons à l'intérieur des remparts.</text:p>
      <text:p text:style-name="P6"/>
      <text:p text:style-name="P6"><text:tab/>Fin du Moyen Âge qu'on appelle ma Renaissance (retour à l'Antiquité) est une <text:tab/>période de calme, les <text:tab/>villes vont s'ouvrir. Apparition de fenêtres à Meneaux <text:tab/>(fenêtres avec une croix <text:tab/>en pierre).</text:p>
      <text:p text:style-name="P6"/>
      <text:p text:style-name="P6"><text:tab/>XIXème siècle = révolution industrielle, transformation des villes.</text:p>
      <text:p text:style-name="P6"><text:tab/>Création de ponts, aqueducs, grande gare avec des dômes.</text:p>
      <text:p text:style-name="P6"><text:tab/>Baron Hausmann va moderniser Paris, créer de grand boulevard et les <text:tab/>immeubles Hausmannien.</text:p>
      <text:p text:style-name="P6"><text:tab/>Émile Zola évoque dans son roman « Pot bouille » la répartition sociale à <text:tab/>l'intérieur des immeubles Hausmannien.</text:p>
      <text:p text:style-name="P6"/>
      <text:p text:style-name="P6"><text:tab/>XXème siècle voit la naissance des grands ensemble : tours, barres.</text:p>
      <text:p text:style-name="P6"><text:soft-page-break/><text:tab/>En particulier après 1962, fin de la guerre d'Algérie, rapatriés d'Algérie (les <text:tab/>pieds noirs). Siècle marqué également par la construction de la maison <text:tab/>individuelle avec le triomphe des lotissements.</text:p>
      <text:p text:style-name="P6"/>
      <text:list xml:id="list2426904072766327536" text:style-name="L2">
        <text:list-item>
          <text:p text:style-name="P10">Les fonctions de la maison</text:p>
        </text:list-item>
      </text:list>
      <text:p text:style-name="P5"/>
      <text:p text:style-name="P3"><text:span text:style-name="T3"><text:tab/></text:span><text:span text:style-name="T2">Psychiatre : Alberto Eiguer </text:span></text:p>
      <text:p text:style-name="P6"><text:tab/>Psychanalyste : François Vigouroux</text:p>
      <text:p text:style-name="P6"><text:tab/>Le 1er à écrit « L'inconscient de la maison » et le second « L'âme de la <text:tab/>maison » qui sont tout deux des essaies. Dans ces essaies, les auteurs <text:tab/>expliquent que la maison est comme le corps, elle a différentes fonctions et ça <text:tab/>1ère fonction comme celle du corps est la protection.</text:p>
      <text:p text:style-name="P6"><text:tab/>2<text:span text:style-name="T4">nd</text:span> fonction de la maison est l'identification qui est un fort attachement à sa <text:tab/>maison. On en prend conscience le plus souvent lorsqu'on est obligé de la <text:tab/>quitter (Orelsan, la terre est ronde). C'est aussi le cas de Joachim Du Bellay <text:tab/>qui dans « Les Regrets » un recueil dans un poème nommé « Heureux qui <text:tab/>comme Ulysse ». Il exprime la nostalgie du pays natal, le Val de loire. Il <text:tab/>compare Rome et Angers, également sa maison au palais, la Loire au Tibre et <text:tab/>le mont Palatin à Liré.</text:p>
      <text:p text:style-name="P6"><text:tab/>La maison permet aussi de s'exprimer, elle a une fonction créatrice. Le <text:tab/>philosophe Alberto Eiguer a écrit un essai qui s'intitule « Votre maison vous <text:tab/>révèle » où il explique que notre maison révèle notre intimité profonde, notre <text:tab/>personnalité. Et François Vigouroux dans « L'âme des maisons », il reprend la <text:tab/>thèse de Freud, il exprime que la maison reprend notre moi profond. Ce qui <text:tab/>signifie que ce nous faisons dans notre maison est parfois inconscient (ex : <text:tab/>décorer maison). ← Témoigne de l'engouement des français pour le bricolage.</text:p>
      <text:p text:style-name="P6"><text:tab/>89% des français s'investissent dans leur maison et pour 10% c'est un moyen <text:tab/>de montrer son niveau social. Quant aux adolescents ils se désintéressent de la <text:tab/>maison.</text:p>
      <text:p text:style-name="P6"><text:tab/>Au XIXè siècle les personnages de romans réalistes semblent façonné par leurs <text:tab/>maisons et réciproquement ces personnages crées leur maison à leur image.</text:p>
      <text:p text:style-name="P6"><text:tab/>Emile Zola, Balzac... ils utilisent la description de la maison pour montrer la <text:tab/>personnalité de leurs personnages. Réalisme nait dans la 2ème moitié du XIXè <text:tab/>siècle et qui s'attache à décrire la réalité. Émile Zola fait même du <text:tab/>naturalisme. Ce mouvement suit le Romantisme qui se développe au début du <text:tab/>XIXè siècle. Romantisme = expression des états d'âmes. C'est à partir de leur <text:tab/>cadre qu'on connaît les personnages, c'est le cas du roman « Le père Goriot » <text:tab/>qui débute par la description de la pension vauquer où loge le père Goriot.</text:p>
      <text:p text:style-name="P6"><text:tab/>On va supposer que ce personnage est modeste voir pauvre alors qu'en réalité <text:tab/>il a été riche et ses 2 filles l'ont ruiné.</text:p>
      <text:p text:style-name="P6"><text:tab/>Dernière fonction = continuité historique. C'est le cas quand plusieurs <text:tab/>génération habite une maison ou qu'elles se sont succéder. Chanson de <text:tab/>Benabar « 4 murs et un toit » raconte l'histoire d'une famille qui achète une <text:tab/>maison, met au monde des enfants qui s'élèvent dans cette maison puis partent.</text:p>
      <text:p text:style-name="P6"><text:tab/>Dans son roman « la maison », Henry Bordeaux décrit la maison de son <text:soft-page-break/><text:tab/>enfance où plusieurs générations se sont succédées, il explique qu'à tout âge <text:tab/>on parle de sa maison d'enfance en utilisant l'article défini « la ».</text:p>
      <text:p text:style-name="P6"/>
      <text:list xml:id="list2021267576796443550" text:style-name="L3">
        <text:list-item>
          <text:p text:style-name="P11">La maison un refuge vraiment ?</text:p>
        </text:list-item>
      </text:list>
      <text:p text:style-name="P6"/>
      <text:p text:style-name="P6"><text:tab/>Certains sont excessifs comme les Hikikomori, ils s'enferment dans leur <text:tab/>maison. Ceci s'explique par la peur de l'extérieur mais aussi par l'attachement <text:s/><text:tab/>à leur maison. Syndrome de la cabane. Tanguy d'étienne chatiliez, c'est un <text:tab/>jeune homme <text:s/>(âgé avec doctorat ...) et il vit toujours chez ses parents. <text:tab/>Certaines maisons ce révèle être un cauchemar. Metallica, Welcome Home. <text:tab/>Certaines maisons sont aussi victimes de catastrophes climatiques (Vallée de <text:tab/>la Roya). La maison peut être dangereuse pour les femmes et les enfants <text:tab/>(femmes mortes sous les coups de leur mair psk elles voulaient les quitter, 10% <text:tab/>des enfants disent qu'ils ont été victimes de mauvais traitement pendant leur <text:tab/>enfance). Hervé Bazin, « Vipère au poing » raconte la cruauté de sa mère avec <text:tab/>ses trois fils. Le conte « Barbe bleue » de Charles Perrault traite de <text:tab/>femminicide qui raconte l'histoire d'un homme riche, laid, gros. Plusieurs de <text:tab/>ses femmes ont disparu, ils décident de se remarier. Une semaine après le <text:tab/>mariage il part en lui laissant les clés en lui disant tu peux ouvrir toutes les <text:tab/>portes sauf celle-ci et en l'ouvrant elle découvre les corps des autres femmes <text:tab/>du conte. Certaines maisons dégagent une impression malsaine angoissante, <text:tab/>« Shining » de Stephen King où le personnage devient fou dans cette maison <text:tab/>maléfique. « Subprime », gens obligés à quitter leurs maisons.</text:p>
      <text:p text:style-name="P6"/>
      <text:p text:style-name="P13">II – Des maisons collectives et communautaires</text:p>
      <text:p text:style-name="P13"/>
      <text:list xml:id="list1520437891040847114" text:style-name="L6">
        <text:list-item>
          <text:p text:style-name="P12">ddddd</text:p>
        </text:list-item>
      </text:list>
      <text:p text:style-name="P5"/>
      <text:p text:style-name="P5"><text:tab/><text:span text:style-name="T2">La quête de la sphère idéale remonte à l'Antiquité, notamment République de <text:tab/>Platon qui traite de la démocratie dans la cité. Au XVIè siècle Thomas More <text:tab/>écrit un ouvrage : Utopia (=Nul part). Il évoque une cité idéale sur une île ou <text:tab/>tt l'monde est égaux, l'argent a disparu et tt les mœurs sont libres. Il exprime <text:tab/>d'une façon détournée une critique vis à vis du pouvoir en place, un peu <text:tab/>comme LaFontaine avec les fables. Roi Henri VIII qui a fait décapité 2 de c <text:tab/>femmes. Thomas More était conseiller d'Henri VIII, il a pas été inquiété par <text:tab/>son livre car le roi ne le pensait pas possible, trop idéalisé. Par contre Henri <text:tab/>VIII a voulu se séparer d'une de ses épouses pour en épouser une autre. Il a <text:tab/>fait appel au Pape qui a refusé. Il a donc décider de rompre le catholiscisme et <text:tab/>forme sa propre religion l'anglicanisme pour pouvoir divorcer car chef de <text:tab/>l'église anglicane. Thomas More décapité car opposé au divorce du roi et au <text:tab/>fait qu'il s'est éloigné de la Papauté et du catholiscisme pour devenir lui même <text:tab/>chef d'une religion pour pouvoir divorcer.</text:span></text:p>
      <text:p text:style-name="P5"><text:span text:style-name="T2"><text:tab/>Pendant tt le XIXè siècle, cette idée d'utopie était très prisé à travers le <text:tab/>socialisme qu'on a appelé utopiste représenté par Charles Fourier et Robert <text:tab/>Owen. Charles Fourier va créer des phalanstères, communauté composé de </text:span><text:soft-page-break/><text:span text:style-name="T2"><text:tab/>travailleurs qui travaillent ensemble et vivent ensemble dans une totale égalité.</text:span></text:p>
      <text:p text:style-name="P5"><text:span text:style-name="T2"><text:tab/>L'industriel André Godin qui a fait fortune dans ls poêle à bois, a décidé de <text:tab/>créer le Familistère de Guise (Nord Fr).</text:span></text:p>
      <text:p text:style-name="P5"><text:span text:style-name="T2"/></text:p>
      <text:p text:style-name="P5"><text:span text:style-name="T2"/></text:p>
      <text:p text:style-name="P5"><text:span text:style-name="T2"><text:s text:c="5"/></text:span>2. Un urbanisme rationnel avec Le Corbusier</text:p>
      <text:p text:style-name="P6"><text:tab/></text:p>
      <text:p text:style-name="P6"><text:tab/>Le Corbusier a construit des immeubles, des églises, maison d'habitation... <text:tab/>dans le monde entier. Les immeubles ont été construit dans le contexte de <text:tab/>l'après 2ème guerre mondiale ( c.a.d pénurie de logement). Il écrit un ouvrage, <text:tab/>un essai « Vers une architecture », il explique les principes de son <text:tab/>architecture. Les apparts sont qualifiés d'unité d'habitation, les couloirs sont <text:tab/>des rues où l'ont trouve différents services (alimentation, garderie et <text:tab/>différentes associations). Des appartements en duplex lumineux. Il utilise un <text:tab/>étalon qu'il appelle « Le modulor ». Toit terrasse avec école. Construit sous <text:tab/>pillotis.</text:p>
      <text:p text:style-name="P6"><text:span text:style-name="T3"/></text:p>
      <text:p text:style-name="P6"><text:span text:style-name="T3"/></text:p>
      <text:p text:style-name="P6"><text:span text:style-name="T3"><text:s text:c="5"/>3. Une expérience collective : les castors</text:span></text:p>
      <text:p text:style-name="P6"/>
      <text:p text:style-name="P6"><text:tab/>Association créée après 2<text:span text:style-name="T4">nd</text:span> guerre mondiale dans région de Bordeaux où le <text:tab/>principe étaient que chacun devait construire collectivement la maison des <text:tab/>autres.</text:p>
      <text:p text:style-name="P6"><text:tab/>150 membres, ils ont construit 150 maisons en 3ans. Les membres de cette <text:tab/>association étaient d'origine modeste et pouvaient pas construire leur maison <text:tab/>autrement. Il y a ensuite eu des castors dans toutes la France.</text:p>
      <text:p text:style-name="P6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18T15:15:39</meta:creation-date>
    <dc:date>2022-02-24T14:50:04</dc:date>
    <dc:creator>Jordan </dc:creator>
    <meta:editing-duration>PT3H53M8S</meta:editing-duration>
    <meta:editing-cycles>5</meta:editing-cycles>
    <meta:generator>OpenOffice/4.1.7$Unix OpenOffice.org_project/417m1$Build-9800</meta:generator>
    <meta:document-statistic meta:table-count="0" meta:image-count="0" meta:object-count="0" meta:page-count="4" meta:paragraph-count="43" meta:word-count="1521" meta:character-count="9316"/>
  </office:meta>
</office:document-meta>
</file>